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333333"/>
    </style:style>
    <style:style style:name="gr1" style:family="graphic">
      <style:graphic-properties loext:decorative="false"/>
    </style:style>
    <style:style style:name="gr2" style:family="graphic" style:parent-style-name="standard">
      <style:graphic-properties draw:stroke="none" draw:stroke-dash="Dash_20_Dot_20_4" svg:stroke-width="0cm" draw:stroke-linejoin="none" svg:stroke-linecap="butt" draw:fill="solid" draw:fill-color="#dddddd" draw:textarea-horizontal-align="center" draw:textarea-vertical-align="middle" loext:decorative="false"/>
    </style:style>
    <style:style style:name="gr3" style:family="graphic" style:parent-style-name="standard">
      <style:graphic-properties draw:stroke="none" draw:stroke-dash="Dash_20_Dot_20_4" svg:stroke-width="0cm" draw:stroke-linejoin="none" svg:stroke-linecap="butt" draw:fill="solid" draw:fill-color="#00558c" draw:textarea-horizontal-align="center" draw:textarea-vertical-align="middle" loext:decorative="false"/>
    </style:style>
    <style:style style:name="gr4" style:family="graphic" style:parent-style-name="standard">
      <style:graphic-properties draw:stroke="none" draw:stroke-dash="Dash_20_Dot_20_4" svg:stroke-width="0cm" draw:stroke-linejoin="none" svg:stroke-linecap="butt" draw:fill="solid" draw:fill-color="#c8102e" draw:textarea-horizontal-align="center" draw:textarea-vertical-align="middle" loext:decorative="false"/>
    </style:style>
    <style:style style:name="gr5" style:family="graphic" style:parent-style-name="standard">
      <style:graphic-properties draw:stroke="none" draw:stroke-dash="Dash_20_Dot_20_4" svg:stroke-width="0cm" draw:stroke-linejoin="none" svg:stroke-linecap="butt" draw:fill="solid" draw:fill-color="#999999" draw:textarea-horizontal-align="center" draw:textarea-vertical-align="middle" loext:decorative="false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5b6770" draw:textarea-horizontal-align="center" draw:textarea-vertical-align="middle" loext:decorative="false"/>
    </style:style>
    <style:style style:name="gr7" style:family="graphic" style:parent-style-name="standard">
      <style:graphic-properties draw:stroke="none" draw:stroke-dash="Dash_20_Dot_20_4" svg:stroke-width="0cm" draw:stroke-linejoin="none" svg:stroke-linecap="butt" draw:fill="solid" draw:fill-color="#808080" draw:textarea-horizontal-align="center" draw:textarea-vertical-align="middle" loext:decorative="false"/>
    </style:style>
    <style:style style:name="gr8" style:family="graphic" style:parent-style-name="standard">
      <style:graphic-properties draw:stroke="none" draw:stroke-dash="Dash_20_Dot_20_4" svg:stroke-width="0cm" draw:stroke-linejoin="none" svg:stroke-linecap="butt" draw:fill="solid" draw:fill-color="#02598b" draw:textarea-horizontal-align="center" draw:textarea-vertical-align="middle" loext:decorative="false"/>
    </style:style>
    <style:style style:name="gr9" style:family="graphic" style:parent-style-name="standard">
      <style:graphic-properties draw:stroke="none" draw:stroke-dash="Dash_20_Dot_20_4" svg:stroke-width="0cm" draw:stroke-linejoin="none" svg:stroke-linecap="butt" draw:fill="solid" draw:fill-color="#d91f34" draw:textarea-horizontal-align="center" draw:textarea-vertical-align="middle" loext:decorative="false"/>
    </style:style>
    <style:style style:name="gr10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loext:graphic-properties draw:fill="solid" draw:fill-color="#00558c"/>
      <style:paragraph-properties fo:text-align="center"/>
    </style:style>
    <style:style style:name="P3" style:family="paragraph">
      <loext:graphic-properties draw:fill="solid" draw:fill-color="#c8102e"/>
      <style:paragraph-properties fo:text-align="center"/>
    </style:style>
    <style:style style:name="P4" style:family="paragraph">
      <loext:graphic-properties draw:fill="solid" draw:fill-color="#999999"/>
      <style:paragraph-properties fo:text-align="center"/>
    </style:style>
    <style:style style:name="P5" style:family="paragraph">
      <loext:graphic-properties draw:fill="solid" draw:fill-color="#5b6770"/>
      <style:paragraph-properties fo:text-align="center"/>
    </style:style>
    <style:style style:name="P6" style:family="paragraph">
      <loext:graphic-properties draw:fill="solid" draw:fill-color="#808080"/>
      <style:paragraph-properties fo:text-align="center"/>
    </style:style>
    <style:style style:name="P7" style:family="paragraph">
      <loext:graphic-properties draw:fill="solid" draw:fill-color="#02598b"/>
      <style:paragraph-properties fo:text-align="center"/>
    </style:style>
    <style:style style:name="P8" style:family="paragraph">
      <loext:graphic-properties draw:fill="solid" draw:fill-color="#d91f34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path draw:style-name="gr2" draw:text-style-name="P1" draw:layer="layout" svg:width="0.666cm" svg:height="0.834cm" svg:x="2.439cm" svg:y="0.094cm" svg:viewBox="0 0 667 835" svg:d="M53 135c101-37 191-71 296-135h318l-177 835h-344l119-565c-109 63-164 87-265 114z">
            <text:p/>
          </draw:path>
          <draw:path draw:style-name="gr3" draw:text-style-name="P2" draw:layer="layout" svg:width="1.539cm" svg:height="0.276cm" svg:x="0.613cm" svg:y="1.16cm" svg:viewBox="0 0 1540 277" svg:d="M1519 243c24-3 35-37-13-56-447-177-1107-225-1472-159-40 11-54 45 10 53 63 8 225 21 455 74 127 29 223 72 305 117 10 8 21 5 31-6 188-190 639-18 684-23z">
            <text:p/>
          </draw:path>
          <draw:path draw:style-name="gr4" draw:text-style-name="P3" draw:layer="layout" svg:width="2.114cm" svg:height="0.35cm" svg:x="0.094cm" svg:y="0.927cm" svg:viewBox="0 0 2115 351" svg:d="M2078 330l37-180c-704-214-1378-201-2086 51-37 13-48 63 27 53 108-16 550-77 943-80 315-2 698 66 1018 172 37 11 53 5 61-16z">
            <text:p/>
          </draw:path>
          <draw:path draw:style-name="gr5" draw:text-style-name="P4" draw:layer="layout" svg:width="1.213cm" svg:height="0.879cm" svg:x="1.197cm" svg:y="0.121cm" svg:viewBox="0 0 1214 880" svg:d="M807 537h-6l-156-537h-576l-50 238h84l-103 491h48c82 0 161 3 243 11l108-507h3l156 538c154 24 310 61 468 109h3l185-880h-294z">
            <text:p/>
          </draw:path>
          <draw:path draw:style-name="gr5" draw:text-style-name="P4" draw:layer="layout" svg:width="1.019cm" svg:height="0.842cm" svg:x="0.158cm" svg:y="0.1cm" svg:viewBox="0 0 1020 843" svg:d="M1014 259c32-164-53-259-394-259-320 0-497 79-534 254-11 45-8 103 26 140 88 95 463 132 497 182 8 11 11 22 6 37-13 63-93 81-162 81-45 0-71-10-89-30-16-21-19-53-11-98h-343c-24 136-29 258 319 277 172-43 344-69 513-82 74-45 117-105 133-177 15-76-6-121-32-148-88-95-450-132-492-180-8-7-11-23-8-37 8-42 53-68 124-68 42 0 74 5 95 21 22 16 29 45 22 90h330z">
            <text:p/>
          </draw:path>
          <draw:polygon draw:style-name="gr6" draw:text-style-name="P5" draw:layer="layout" svg:width="0.065cm" svg:height="0.078cm" svg:x="3.169cm" svg:y="0.124cm" svg:viewBox="0 0 66 79" draw:points="0,0 66,0 66,8 40,8 40,79 29,79 29,8 0,8">
            <text:p/>
          </draw:polygon>
          <draw:polygon draw:style-name="gr6" draw:text-style-name="P5" draw:layer="layout" svg:width="0.073cm" svg:height="0.078cm" svg:x="3.246cm" svg:y="0.121cm" svg:viewBox="0 0 74 79" draw:points="63,35 63,13 42,79 32,79 11,13 11,32 11,79 0,79 0,0 16,0 40,66 61,0 74,0 74,79 63,79">
            <text:p/>
          </draw:polygon>
          <draw:polygon draw:style-name="gr6" draw:text-style-name="P5" draw:layer="layout" svg:width="0.065cm" svg:height="0.078cm" svg:x="3.169cm" svg:y="0.124cm" svg:viewBox="0 0 66 79" draw:points="0,0 66,0 66,8 40,8 40,79 29,79 29,8 0,8">
            <text:p/>
          </draw:polygon>
          <draw:polygon draw:style-name="gr6" draw:text-style-name="P5" draw:layer="layout" svg:width="0.073cm" svg:height="0.078cm" svg:x="3.246cm" svg:y="0.121cm" svg:viewBox="0 0 74 79" draw:points="63,35 63,13 42,79 32,79 11,13 11,32 11,79 0,79 0,0 16,0 40,66 61,0 74,0 74,79 63,79">
            <text:p/>
          </draw:polygon>
        </draw:g>
      </draw:page>
      <draw:page draw:name="page2" draw:style-name="dp1" draw:master-page-name="Default">
        <draw:g draw:style-name="gr1">
          <draw:path draw:style-name="gr3" draw:text-style-name="P2" draw:layer="layout" svg:width="1.428cm" svg:height="0.278cm" svg:x="0.574cm" svg:y="1.164cm" svg:viewBox="0 0 1429 279" svg:d="M1410 245c22-3 32-37-12-56-415-179-1029-227-1367-160-37 10-49 45 8 53 59 8 208 21 422 75 117 29 206 72 282 117 4 3 8 5 12 5h3c6-1 11-4 17-10 174-192 593-19 635-24z">
            <text:p/>
          </draw:path>
          <draw:path draw:style-name="gr4" draw:text-style-name="P3" draw:layer="layout" svg:width="1.961cm" svg:height="0.354cm" svg:x="0.094cm" svg:y="0.928cm" svg:viewBox="0 0 1962 355" svg:d="M1928 333l34-181c-653-217-1278-203-1936 51-14 5-24 18-26 29v7c2 13 17 23 51 17 101-16 510-77 876-80 292-3 648 67 945 173 34 11 49 6 56-16z">
            <text:p/>
          </draw:path>
          <draw:path draw:style-name="gr7" draw:text-style-name="P6" draw:layer="layout" svg:width="1.125cm" svg:height="0.887cm" svg:x="1.115cm" svg:y="0.115cm" svg:viewBox="0 0 1126 888" svg:d="M854 0l-105 541h-5l-145-541h-535l-46 240h78l-96 496c15 0 29 0 44 0 76 0 150 3 226 11l101-512h2l145 544c143 24 287 61 434 109h3l171-888z">
            <text:p/>
          </draw:path>
          <draw:path draw:style-name="gr7" draw:text-style-name="P6" draw:layer="layout" svg:width="0.944cm" svg:height="0.85cm" svg:x="0.156cm" svg:y="0.094cm" svg:viewBox="0 0 945 851" svg:d="M939 262c29-166-49-262-366-262-297 0-461 80-496 256-10 46-7 104 25 142 81 96 429 133 461 184 7 11 10 21 7 37-12 64-86 83-149 83-42 0-67-11-84-32-14-21-17-53-10-99h-318c-22 139-27 262 297 280 159-43 319-69 475-82 69-46 108-107 123-179 15-77-5-122-29-149-81-97-417-134-456-182-8-8-8-24-8-37 8-43 49-70 115-70 40 0 70 6 89 22 20 16 27 45 20 90h303z">
            <text:p/>
          </draw:path>
          <draw:path draw:style-name="gr2" draw:text-style-name="P1" draw:layer="layout" svg:width="0.988cm" svg:height="0.846cm" svg:x="2.186cm" svg:y="0.115cm" svg:viewBox="0 0 989 847" svg:d="M165 0h554c187 0 305 75 261 294-40 206-179 280-344 280h-256l-54 273h-326zM413 395h67c115 0 164-29 179-112 14-69-12-106-106-106h-97z">
            <text:p/>
          </draw:path>
          <draw:polygon draw:style-name="gr6" draw:text-style-name="P5" draw:layer="layout" svg:width="0.061cm" svg:height="0.079cm" svg:x="3.174cm" svg:y="0.118cm" svg:viewBox="0 0 62 80" draw:points="0,0 62,0 62,8 35,8 35,80 25,80 25,8 0,8">
            <text:p/>
          </draw:polygon>
          <draw:polygon draw:style-name="gr6" draw:text-style-name="P5" draw:layer="layout" svg:width="0.07cm" svg:height="0.079cm" svg:x="3.245cm" svg:y="0.116cm" svg:viewBox="0 0 71 80" draw:points="59,34 59,13 39,80 29,80 10,13 10,32 10,80 0,80 0,0 15,0 37,67 56,0 71,0 71,80 59,80">
            <text:p/>
          </draw:polygon>
          <draw:polygon draw:style-name="gr6" draw:text-style-name="P5" draw:layer="layout" svg:width="0.061cm" svg:height="0.079cm" svg:x="3.174cm" svg:y="0.118cm" svg:viewBox="0 0 62 80" draw:points="0,0 62,0 62,8 35,8 35,80 25,80 25,8 0,8">
            <text:p/>
          </draw:polygon>
          <draw:polygon draw:style-name="gr6" draw:text-style-name="P5" draw:layer="layout" svg:width="0.07cm" svg:height="0.079cm" svg:x="3.245cm" svg:y="0.116cm" svg:viewBox="0 0 71 80" draw:points="59,34 59,13 39,80 29,80 10,13 10,32 10,80 0,80 0,0 15,0 37,67 56,0 71,0 71,80 59,80">
            <text:p/>
          </draw:polygon>
        </draw:g>
      </draw:page>
      <draw:page draw:name="page3" draw:style-name="dp1" draw:master-page-name="Default">
        <draw:g draw:style-name="gr1">
          <draw:path draw:style-name="gr2" draw:text-style-name="P1" draw:layer="layout" svg:width="1.04cm" svg:height="0.89cm" svg:x="2.177cm" svg:y="0.126cm" svg:viewBox="0 0 1041 891" svg:d="M873 743c-100 89-244 148-438 148-373 0-472-193-424-447 31-163 113-284 214-350 85-57 186-94 381-94 373 0 472 192 423 447-24 126-79 230-156 296zM567 190c-106 0-197 80-230 254-34 174 28 254 134 254s197-80 231-254-29-254-135-254z">
            <text:p/>
          </draw:path>
          <draw:path draw:style-name="gr3" draw:text-style-name="P2" draw:layer="layout" svg:width="1.4cm" svg:height="0.278cm" svg:x="0.565cm" svg:y="1.167cm" svg:viewBox="0 0 1401 279" svg:d="M1383 245c22-3 31-37-12-56-407-179-1009-227-1341-160-36 10-47 45 10 53s204 22 414 75c116 29 202 72 277 118 3 2 6 4 10 4h3c5 0 10-4 15-10 172-192 583-18 624-24z">
            <text:p/>
          </draw:path>
          <draw:path draw:style-name="gr4" draw:text-style-name="P3" draw:layer="layout" svg:width="1.923cm" svg:height="0.354cm" svg:x="0.094cm" svg:y="0.931cm" svg:viewBox="0 0 1924 355" svg:d="M1891 334l33-182c-640-217-1253-204-1898 51-14 6-25 18-26 30v6c2 13 16 23 50 17 99-16 500-78 859-80 286-3 636 67 926 174 34 11 48 6 56-16z">
            <text:p/>
          </draw:path>
          <draw:path draw:style-name="gr5" draw:text-style-name="P4" draw:layer="layout" svg:width="1.104cm" svg:height="0.891cm" svg:x="1.096cm" svg:y="0.115cm" svg:viewBox="0 0 1105 892" svg:d="M838 0l-104 544h-5l-142-544h-525l-45 241h77l-94 498c14 0 29 0 43 0 75 0 147 3 221 10l100-513h2l142 546c139 24 282 61 426 110h3l168-891c0-1-267-1-267-1z">
            <text:p/>
          </draw:path>
          <draw:path draw:style-name="gr5" draw:text-style-name="P4" draw:layer="layout" svg:width="0.925cm" svg:height="0.853cm" svg:x="0.155cm" svg:y="0.094cm" svg:viewBox="0 0 926 854" svg:d="M562 0c-291 0-453 80-487 257-9 46-7 104 25 142 79 96 420 133 452 184 7 11 10 22 7 38-12 64-84 83-146 83-41 0-65-11-83-32-14-22-16-54-9-99h-312c-22 139-27 262 290 281 157-43 313-70 467-84 67-45 106-106 120-178 15-78-4-123-29-150-79-97-409-134-447-182-7-8-10-24-7-38 7-42 48-69 113-69 38 0 67 5 87 21 19 16 26 46 19 92h298v-4c29-166-48-262-358-262z">
            <text:p/>
          </draw:path>
          <draw:polygon draw:style-name="gr6" draw:text-style-name="P5" draw:layer="layout" svg:width="0.06cm" svg:height="0.08cm" svg:x="3.175cm" svg:y="0.134cm" svg:viewBox="0 0 61 81" draw:points="0,0 61,0 61,8 36,8 36,81 27,81 27,8 0,8">
            <text:p/>
          </draw:polygon>
          <draw:path draw:style-name="gr6" draw:text-style-name="P5" draw:layer="layout" svg:width="0.068cm" svg:height="0.082cm" svg:x="3.245cm" svg:y="0.132cm" svg:viewBox="0 0 69 83" svg:d="M58 83v-3h-1v3zM58 35v-22l-20 67h-9l-19-67v19 48h-10v-80h14l22 67 19-67h14v80h-11z">
            <text:p/>
          </draw:path>
          <draw:polygon draw:style-name="gr6" draw:text-style-name="P5" draw:layer="layout" svg:width="0.06cm" svg:height="0.08cm" svg:x="3.175cm" svg:y="0.134cm" svg:viewBox="0 0 61 81" draw:points="0,0 61,0 61,8 36,8 36,81 27,81 27,8 0,8">
            <text:p/>
          </draw:polygon>
          <draw:path draw:style-name="gr6" draw:text-style-name="P5" draw:layer="layout" svg:width="0.068cm" svg:height="0.082cm" svg:x="3.245cm" svg:y="0.132cm" svg:viewBox="0 0 69 83" svg:d="M58 83v-3h-1v3zM58 35v-22l-20 67h-9l-19-67v19 48h-10v-80h14l22 67 19-67h14v80h-11z">
            <text:p/>
          </draw:path>
        </draw:g>
      </draw:page>
      <draw:page draw:name="page4" draw:style-name="dp1" draw:master-page-name="Default">
        <draw:g draw:style-name="gr1">
          <draw:path draw:style-name="gr3" draw:text-style-name="P2" draw:layer="layout" svg:width="1.442cm" svg:height="0.278cm" svg:x="0.578cm" svg:y="1.162cm" svg:viewBox="0 0 1443 279" svg:d="M1424 245c23-3 33-38-12-57-419-178-1039-226-1380-159-38 11-50 45 7 53 60 8 211 22 426 75 119 29 208 72 285 117 5 3 9 4 13 5h2c7-1 12-4 18-11 176-192 599-18 641-23z">
            <text:p/>
          </draw:path>
          <draw:path draw:style-name="gr4" draw:text-style-name="P3" draw:layer="layout" svg:width="1.981cm" svg:height="0.353cm" svg:x="0.094cm" svg:y="0.927cm" svg:viewBox="0 0 1982 354" svg:d="M1947 333l35-181c-659-217-1291-203-1955 50-15 6-26 19-27 31v4c1 13 16 24 52 18 101-15 515-77 885-79 294-3 654 66 953 173 35 10 50 6 57-16z">
            <text:p/>
          </draw:path>
          <draw:path draw:style-name="gr5" draw:text-style-name="P4" draw:layer="layout" svg:width="1.137cm" svg:height="0.887cm" svg:x="1.126cm" svg:y="0.115cm" svg:viewBox="0 0 1138 888" svg:d="M862 0l-107 541h-4l-147-541h-540l-46 240h79l-97 496c15 0 30 0 45 0 77 0 151 3 228 11l101-512h3l146 543c144 24 290 62 439 110h2l174-888c-1 0-276 0-276 0z">
            <text:p/>
          </draw:path>
          <draw:path draw:style-name="gr5" draw:text-style-name="P4" draw:layer="layout" svg:width="0.953cm" svg:height="0.85cm" svg:x="0.156cm" svg:y="0.094cm" svg:viewBox="0 0 954 851" svg:d="M579 0c-300 0-466 80-501 256-10 45-7 104 25 142 81 95 434 133 466 184 7 10 10 21 7 37-12 64-87 83-151 83-42 0-67-11-84-32-15-21-17-53-10-99h-322c-22 139-28 261 300 280 161-42 322-69 480-83 70-45 109-106 124-178 15-77-5-123-29-149-82-96-422-133-462-182-7-7-10-23-7-37 7-42 50-69 116-69 40 0 70 5 89 21 21 16 28 46 21 91h307v-4c29-165-50-261-369-261z">
            <text:p/>
          </draw:path>
          <draw:polygon draw:style-name="gr2" draw:text-style-name="P1" draw:layer="layout" svg:width="0.916cm" svg:height="0.843cm" svg:x="2.193cm" svg:y="0.115cm" svg:viewBox="0 0 917 844" draw:points="166,0 917,0 882,178 451,178 422,333 825,333 791,511 387,511 357,666 794,666 759,844 0,844">
            <text:p/>
          </draw:polygon>
          <draw:polygon draw:style-name="gr5" draw:text-style-name="P4" draw:layer="layout" svg:width="0.058cm" svg:height="0.08cm" svg:x="3.172cm" svg:y="0.117cm" svg:viewBox="0 0 59 81" draw:points="0,0 59,0 59,8 35,8 35,81 25,81 25,8 0,8">
            <text:p/>
          </draw:polygon>
          <draw:path draw:style-name="gr5" draw:text-style-name="P4" draw:layer="layout" svg:width="0.071cm" svg:height="0.082cm" svg:x="3.243cm" svg:y="0.115cm" svg:viewBox="0 0 72 83" svg:d="M60 83v-3h-1v3zM60 34v-21l-20 67h-10l-20-67v19 48h-10v-80h15l22 67 20-67h15v80h-12z">
            <text:p/>
          </draw:path>
          <draw:polygon draw:style-name="gr5" draw:text-style-name="P4" draw:layer="layout" svg:width="0.058cm" svg:height="0.08cm" svg:x="3.172cm" svg:y="0.117cm" svg:viewBox="0 0 59 81" draw:points="0,0 59,0 59,8 35,8 35,81 25,81 25,8 0,8">
            <text:p/>
          </draw:polygon>
          <draw:path draw:style-name="gr5" draw:text-style-name="P4" draw:layer="layout" svg:width="0.071cm" svg:height="0.082cm" svg:x="3.243cm" svg:y="0.115cm" svg:viewBox="0 0 72 83" svg:d="M60 83v-3h-1v3zM60 34v-21l-20 67h-10l-20-67v19 48h-10v-80h15l22 67 20-67h15v80h-12z">
            <text:p/>
          </draw:path>
        </draw:g>
      </draw:page>
      <draw:page draw:name="page5" draw:style-name="dp1" draw:master-page-name="Default">
        <draw:g draw:style-name="gr1">
          <draw:polygon draw:style-name="gr2" draw:text-style-name="P1" draw:layer="layout" svg:width="1.224cm" svg:height="0.863cm" svg:x="1.913cm" svg:y="0.115cm" svg:viewBox="0 0 1225 864" draw:points="0,0 261,0 261,542 263,542 469,0 773,0 806,542 808,542 980,0 1225,0 935,864 592,864 560,339 557,339 357,864 14,864">
            <text:p/>
          </draw:polygon>
          <draw:path draw:style-name="gr3" draw:text-style-name="P2" draw:layer="layout" svg:width="1.188cm" svg:height="0.285cm" svg:x="0.493cm" svg:y="1.189cm" svg:viewBox="0 0 1189 286" svg:d="M1174 252c18-3 26-39-11-58-345-183-855-233-1137-165-31 12-41 47 6 55 49 8 174 22 351 77 99 30 172 74 235 121 10 8 19 5 26-7 145-196 495-18 530-23z">
            <text:p/>
          </draw:path>
          <draw:path draw:style-name="gr4" draw:text-style-name="P3" draw:layer="layout" svg:width="1.631cm" svg:height="0.362cm" svg:x="0.094cm" svg:y="0.948cm" svg:viewBox="0 0 1632 363" svg:d="M1604 341l28-186c-542-221-1063-208-1610 53-28 13-37 65 21 55 83-17 424-80 728-83 243-2 538 68 786 178 29 11 40 5 47-17z">
            <text:p/>
          </draw:path>
          <draw:path draw:style-name="gr5" draw:text-style-name="P4" draw:layer="layout" svg:width="0.936cm" svg:height="0.909cm" svg:x="0.944cm" svg:y="0.115cm" svg:viewBox="0 0 937 910" svg:d="M623 555h-4l-120-555h-446l-38 246h64l-79 508h37c63 0 124 3 188 11l84-524h1l121 556c118 25 239 63 362 113h1l143-910h-226z">
            <text:p/>
          </draw:path>
          <draw:path draw:style-name="gr5" draw:text-style-name="P4" draw:layer="layout" svg:width="0.784cm" svg:height="0.871cm" svg:x="0.145cm" svg:y="0.094cm" svg:viewBox="0 0 785 872" svg:d="M780 268c25-170-41-268-304-268-247 0-384 82-412 263-9 46-6 106 20 144 68 99 357 137 384 189 6 11 8 22 6 38-11 65-72 84-125 84-34 0-55-11-69-31-13-22-14-55-8-102h-265c-18 141-22 267 247 287 132-45 265-72 395-85 58-47 90-109 102-183 13-79-4-125-24-153-68-98-347-137-379-186-6-7-9-24-6-39 6-43 40-70 95-70 33 0 57 5 74 22 16 16 22 46 16 93h253z">
            <text:p/>
          </draw:path>
          <draw:polygon draw:style-name="gr6" draw:text-style-name="P5" draw:layer="layout" svg:width="0.048cm" svg:height="0.081cm" svg:x="3.189cm" svg:y="0.118cm" svg:viewBox="0 0 49 82" draw:points="0,0 49,0 49,8 29,8 29,82 21,82 21,8 0,8">
            <text:p/>
          </draw:polygon>
          <draw:polygon draw:style-name="gr6" draw:text-style-name="P5" draw:layer="layout" svg:width="0.056cm" svg:height="0.081cm" svg:x="3.248cm" svg:y="0.115cm" svg:viewBox="0 0 57 82" draw:points="49,36 49,13 32,82 25,82 8,13 8,33 8,82 0,82 0,0 12,0 31,68 47,0 57,0 57,82 49,82">
            <text:p/>
          </draw:polygon>
          <draw:polygon draw:style-name="gr6" draw:text-style-name="P5" draw:layer="layout" svg:width="0.048cm" svg:height="0.081cm" svg:x="3.189cm" svg:y="0.118cm" svg:viewBox="0 0 49 82" draw:points="0,0 49,0 49,8 29,8 29,82 21,82 21,8 0,8">
            <text:p/>
          </draw:polygon>
          <draw:polygon draw:style-name="gr6" draw:text-style-name="P5" draw:layer="layout" svg:width="0.056cm" svg:height="0.081cm" svg:x="3.248cm" svg:y="0.115cm" svg:viewBox="0 0 57 82" draw:points="49,36 49,13 32,82 25,82 8,13 8,33 8,82 0,82 0,0 12,0 31,68 47,0 57,0 57,82 49,82">
            <text:p/>
          </draw:polygon>
        </draw:g>
      </draw:page>
      <draw:page draw:name="page6" draw:style-name="dp1" draw:master-page-name="Default">
        <draw:g draw:style-name="gr1">
          <draw:path draw:style-name="gr8" draw:text-style-name="P7" draw:layer="layout" svg:width="0.811cm" svg:height="0.144cm" svg:x="0.474cm" svg:y="1.004cm" svg:viewBox="0 0 812 145" svg:d="M802 128c12-2 18-19-7-29-236-94-585-119-777-84-21 6-28 24 5 28 33 5 119 11 240 39 68 16 118 38 161 62 5 2 10 1 16-4 99-101 337-10 362-12z">
            <text:p/>
          </draw:path>
          <draw:path draw:style-name="gr9" draw:text-style-name="P8" draw:layer="layout" svg:width="1.116cm" svg:height="0.184cm" svg:x="0.199cm" svg:y="0.879cm" svg:viewBox="0 0 1117 185" svg:d="M1117 79c-372-112-727-106-1102 27-8 3-14 9-15 15v4c1 7 10 12 29 9 57-9 290-40 498-41 167-1 368 34 537 90 20 5 30 2 33-9z">
            <text:p/>
          </draw:path>
          <draw:path draw:style-name="gr5" draw:text-style-name="P4" draw:layer="layout" svg:width="0.64cm" svg:height="0.463cm" svg:x="0.78cm" svg:y="0.462cm" svg:viewBox="0 0 641 464" svg:d="M487 0l-60 284h-2l-83-284h-305l-27 126h45l-55 259c9 0 17-1 25-1 43 0 86 2 129 5l57-267h1l82 284c82 13 164 33 248 58 1 0 1 0 2 0l97-464z">
            <text:p/>
          </draw:path>
          <draw:path draw:style-name="gr5" draw:text-style-name="P4" draw:layer="layout" svg:width="0.538cm" svg:height="0.443cm" svg:x="0.233cm" svg:y="0.451cm" svg:viewBox="0 0 539 444" svg:d="M535 137c17-87-27-137-207-137-169 0-263 42-283 134-5 24-4 54 14 74 46 50 244 69 263 96 3 5 5 12 3 19-7 34-49 43-86 43-23 0-38-6-47-17s-10-28-5-51h-182c-12 73-16 137 168 146 91-22 181-37 271-44 40-23 62-55 70-93 9-41-4-64-17-79-45-50-237-69-259-95-4-5-5-13-4-19 5-22 28-36 65-36 23 0 39 3 50 12 11 8 15 23 12 47z">
            <text:p/>
          </draw:path>
          <draw:path draw:style-name="gr8" draw:text-style-name="P7" draw:layer="layout" svg:width="0.811cm" svg:height="0.144cm" svg:x="0.474cm" svg:y="1.004cm" svg:viewBox="0 0 812 145" svg:d="M802 128c12-2 18-19-7-29-236-94-585-119-777-84-21 6-28 24 5 28 33 5 119 11 240 39 68 16 118 38 161 62 5 2 10 1 16-4 99-101 337-10 362-12z">
            <text:p/>
          </draw:path>
          <draw:path draw:style-name="gr9" draw:text-style-name="P8" draw:layer="layout" svg:width="1.116cm" svg:height="0.184cm" svg:x="0.199cm" svg:y="0.879cm" svg:viewBox="0 0 1117 185" svg:d="M1117 79c-372-112-727-106-1102 27-8 3-14 9-15 15v4c1 7 10 12 29 9 57-9 290-40 498-41 167-1 368 34 537 90 20 5 30 2 33-9z">
            <text:p/>
          </draw:path>
          <draw:path draw:style-name="gr5" draw:text-style-name="P4" draw:layer="layout" svg:width="0.64cm" svg:height="0.463cm" svg:x="0.78cm" svg:y="0.462cm" svg:viewBox="0 0 641 464" svg:d="M487 0l-60 284h-2l-83-284h-305l-27 126h45l-55 259c9 0 17-1 25-1 43 0 86 2 129 5l57-267h1l82 284c82 13 164 33 248 58 1 0 1 0 2 0l97-464z">
            <text:p/>
          </draw:path>
          <draw:path draw:style-name="gr5" draw:text-style-name="P4" draw:layer="layout" svg:width="0.538cm" svg:height="0.443cm" svg:x="0.233cm" svg:y="0.451cm" svg:viewBox="0 0 539 444" svg:d="M535 137c17-87-27-137-207-137-169 0-263 42-283 134-5 24-4 54 14 74 46 50 244 69 263 96 3 5 5 12 3 19-7 34-49 43-86 43-23 0-38-6-47-17s-10-28-5-51h-182c-12 73-16 137 168 146 91-22 181-37 271-44 40-23 62-55 70-93 9-41-4-64-17-79-45-50-237-69-259-95-4-5-5-13-4-19 5-22 28-36 65-36 23 0 39 3 50 12 11 8 15 23 12 47z">
            <text:p/>
          </draw:path>
          <draw:path draw:style-name="gr2" draw:text-style-name="P1" draw:layer="layout" svg:width="0.701cm" svg:height="0.732cm" svg:x="1.362cm" svg:y="0.434cm" svg:viewBox="0 0 702 733" svg:d="M295 597c-113 0-93-64-93-64l12-43h-184l-30 150c0 0 52 93 279 93 157 0 196-33 196-33 35-44 77-88 128-130l34-162c-35-36-85-47-144-52v-2c57-6 117-12 162-39l47-223c0 0-47-92-269-92-231 0-298 93-298 93l-27 125 176-1 5-24c0 0 12-57 104-57 97 0 92 55 92 55 0 0 12 116-148 116h-77l-25 116h98c0 0 113-1 84 100-21 76-122 74-122 74z">
            <text:p/>
          </draw:path>
          <draw:path draw:style-name="gr2" draw:text-style-name="P1" draw:layer="layout" svg:width="0.623cm" svg:height="0.365cm" svg:x="2.693cm" svg:y="0.435cm" svg:viewBox="0 0 624 366" svg:d="M376 337c63 8 122 16 191 29l57-273c0 0-42-93-268-93s-308 93-308 93l-48 226c63-2 125-1 195 3l28-130c0 0 12-57 104-57s80 57 80 57z">
            <text:p/>
          </draw:path>
          <draw:path draw:style-name="gr2" draw:text-style-name="P1" draw:layer="layout" svg:width="0.605cm" svg:height="0.32cm" svg:x="2.625cm" svg:y="0.846cm" svg:viewBox="0 0 606 321" svg:d="M217 128l25-113c-69-9-132-13-194-15l-48 228c0 0 43 93 268 93 227 0 308-93 308-93l30-141c-64-17-128-32-187-44l-18 85c0 0-16 58-104 58-92-1-80-58-80-58z">
            <text:p/>
          </draw:path>
          <draw:path draw:style-name="gr2" draw:text-style-name="P1" draw:layer="layout" svg:width="0.648cm" svg:height="0.517cm" svg:x="2.029cm" svg:y="0.434cm" svg:viewBox="0 0 649 518" svg:d="M649 93c0 0-42-93-252-93-226 0-307 95-307 95l-90 423c105-73 239-134 414-168 60-12 125-20 195-26-16-21-51-50-121-54-137-9-251 52-251 52l27-129c0 0 12-57 105-57 98 0 79 65 79 65h178z">
            <text:p/>
          </draw:path>
          <draw:path draw:style-name="gr2" draw:text-style-name="P1" draw:layer="layout" svg:width="0.624cm" svg:height="0.32cm" svg:x="2.004cm" svg:y="0.845cm" svg:viewBox="0 0 625 321" svg:d="M297 186c-92 0-80-57-80-57l13-60c-85 31-158 69-220 112l-10 48c0 0 44 92 269 92s307-92 307-92l49-229c-51 0-92 3-138 9-15 2-47 5-62 8l-24 111c0 0-12 58-104 58z">
            <text:p/>
          </draw:path>
          <draw:polygon draw:style-name="gr2" draw:text-style-name="P1" draw:layer="layout" svg:width="0.028cm" svg:height="0.035cm" svg:x="3.333cm" svg:y="0.488cm" svg:viewBox="0 0 29 36" draw:points="0,0 29,0 29,4 17,4 17,36 12,36 12,4 0,4">
            <text:p/>
          </draw:polygon>
          <draw:path draw:style-name="gr2" draw:text-style-name="P1" draw:layer="layout" svg:width="0.033cm" svg:height="0.035cm" svg:x="3.367cm" svg:y="0.488cm" svg:viewBox="0 0 34 36" svg:d="M30 36v-21c0-1 0-6 0-9l-10 30h-5l-10-30c0 3 0 7 0 8v22h-5v-36h7l10 31 10-31h7v36z">
            <text:p/>
          </draw:path>
          <draw:polygon draw:style-name="gr10" draw:text-style-name="P9" draw:layer="layout" svg:width="0.028cm" svg:height="0.035cm" svg:x="3.333cm" svg:y="0.488cm" svg:viewBox="0 0 29 36" draw:points="0,0 29,0 29,4 17,4 17,36 12,36 12,4 0,4">
            <text:p/>
          </draw:polygon>
          <draw:path draw:style-name="gr10" draw:text-style-name="P9" draw:layer="layout" svg:width="0.033cm" svg:height="0.035cm" svg:x="3.367cm" svg:y="0.488cm" svg:viewBox="0 0 34 36" svg:d="M30 36v-21c0-1 0-6 0-9l-10 30h-5l-10-30c0 3 0 7 0 8v22h-5v-36h7l10 31 10-31h7v36z">
            <text:p/>
          </draw:path>
        </draw:g>
      </draw:page>
      <draw:page draw:name="page7" draw:style-name="dp2" draw:master-page-name="Default">
        <draw:g draw:style-name="gr1">
          <draw:path draw:style-name="gr6" draw:text-style-name="P5" draw:layer="layout" svg:width="1.362cm" svg:height="0.986cm" svg:x="1.334cm" svg:y="0.274cm" svg:viewBox="0 0 1363 987" svg:d="M907 602h-4l-175-602h-647l-58 267h95l-118 550c18 0 36 0 53 0 92 0 183 3 274 10l121-569h2l175 605c174 28 348 69 527 123 1 0 2 1 3 1l208-987h-328z">
            <text:p/>
          </draw:path>
          <draw:path draw:style-name="gr10" draw:text-style-name="P9" draw:layer="layout" svg:width="1.144cm" svg:height="0.942cm" svg:x="0.172cm" svg:y="0.25cm" svg:viewBox="0 0 1145 943" svg:d="M697 0c-360 0-560 88-602 285-10 51-9 115 31 157 99 106 519 148 558 205 7 11 10 25 7 41-15 72-104 91-183 91-49 0-80-13-100-36-19-24-20-60-11-110h-386c-27 156-35 292 357 310 194-47 385-77 576-92 85-49 131-117 148-198 19-87-7-136-36-166-96-108-504-147-550-203-9-10-11-27-7-41 9-46 58-76 138-76 47 0 83 6 105 25 23 19 33 49 25 99h371c34-185-58-291-441-291z">
            <text:p/>
          </draw:path>
          <draw:path draw:style-name="gr3" draw:text-style-name="P2" draw:layer="layout" svg:width="1.726cm" svg:height="0.307cm" svg:x="0.683cm" svg:y="1.442cm" svg:viewBox="0 0 1727 308" svg:d="M1704 271c27-2 39-40-14-61-502-200-1245-252-1652-178-45 12-60 51 11 60 71 8 252 22 511 83 144 34 250 80 340 130 13 6 24 4 35-8 211-214 717-21 769-26z">
            <text:p/>
          </draw:path>
          <draw:path draw:style-name="gr4" draw:text-style-name="P3" draw:layer="layout" svg:width="2.372cm" svg:height="0.393cm" svg:x="0.1cm" svg:y="1.178cm" svg:viewBox="0 0 2373 394" svg:d="M2373 169c-789-240-1545-227-2341 56-41 14-54 73 29 60 123-19 618-86 1059-88 355-2 784 73 1142 191 41 13 62 6 69-17z">
            <text:p/>
          </draw:path>
        </draw:g>
        <draw:polygon draw:style-name="gr2" draw:text-style-name="P1" draw:layer="layout" svg:width="1.302cm" svg:height="1.199cm" svg:x="3.149cm" svg:y="0.4cm" svg:viewBox="0 0 1303 1200" draw:points="236,0 1303,0 1254,254 641,254 599,473 1173,473 1124,727 550,727 508,947 1128,947 1079,1200 0,1200">
          <text:p/>
        </draw:polygon>
      </draw:page>
      <draw:page draw:name="page8" draw:style-name="dp2" draw:master-page-name="Default">
        <draw:g draw:style-name="gr1">
          <draw:path draw:style-name="gr6" draw:text-style-name="P5" draw:layer="layout" svg:width="1.362cm" svg:height="0.986cm" svg:x="1.334cm" svg:y="0.274cm" svg:viewBox="0 0 1363 987" svg:d="M907 602h-4l-175-602h-647l-58 267h95l-118 550c18 0 36 0 53 0 92 0 183 3 274 10l121-569h2l175 605c174 28 348 69 527 123 1 0 2 1 3 1l208-987h-328z">
            <text:p/>
          </draw:path>
          <draw:path draw:style-name="gr10" draw:text-style-name="P9" draw:layer="layout" svg:width="1.144cm" svg:height="0.942cm" svg:x="0.172cm" svg:y="0.25cm" svg:viewBox="0 0 1145 943" svg:d="M697 0c-360 0-560 88-602 285-10 51-9 115 31 157 99 106 519 148 558 205 7 11 10 25 7 41-15 72-104 91-183 91-49 0-80-13-100-36-19-24-20-60-11-110h-386c-27 156-35 292 357 310 194-47 385-77 576-92 85-49 131-117 148-198 19-87-7-136-36-166-96-108-504-147-550-203-9-10-11-27-7-41 9-46 58-76 138-76 47 0 83 6 105 25 23 19 33 49 25 99h371c34-185-58-291-441-291z">
            <text:p/>
          </draw:path>
          <draw:path draw:style-name="gr3" draw:text-style-name="P2" draw:layer="layout" svg:width="1.726cm" svg:height="0.307cm" svg:x="0.683cm" svg:y="1.442cm" svg:viewBox="0 0 1727 308" svg:d="M1704 271c27-2 39-40-14-61-502-200-1245-252-1652-178-45 12-60 51 11 60 71 8 252 22 511 83 144 34 250 80 340 130 13 6 24 4 35-8 211-214 717-21 769-26z">
            <text:p/>
          </draw:path>
          <draw:path draw:style-name="gr4" draw:text-style-name="P3" draw:layer="layout" svg:width="2.372cm" svg:height="0.393cm" svg:x="0.1cm" svg:y="1.178cm" svg:viewBox="0 0 2373 394" svg:d="M2373 169c-789-240-1545-227-2341 56-41 14-54 73 29 60 123-19 618-86 1059-88 355-2 784 73 1142 191 41 13 62 6 69-17z">
            <text:p/>
          </draw:path>
        </draw:g>
        <draw:path draw:style-name="gr2" draw:text-style-name="P1" draw:layer="layout" svg:width="1.4cm" svg:height="1.199cm" svg:x="3.1cm" svg:y="0.4cm" svg:viewBox="0 0 1401 1200" svg:d="M1175 1001c-133 119-327 199-590 199-502 0-635-260-570-602 42-220 153-382 289-472 113-76 249-126 512-126 502 0 635 259 570 602-33 169-107 310-211 399zM764 255c-142 0-265 108-311 343-45 234 39 342 181 342 143 0 266-107 311-342 46-234-39-343-181-343z">
          <text:p/>
        </draw:path>
      </draw:page>
      <draw:page draw:name="page9" draw:style-name="dp2" draw:master-page-name="Default">
        <draw:g draw:style-name="gr1">
          <draw:path draw:style-name="gr6" draw:text-style-name="P5" draw:layer="layout" svg:width="1.362cm" svg:height="0.986cm" svg:x="1.334cm" svg:y="0.274cm" svg:viewBox="0 0 1363 987" svg:d="M907 602h-4l-175-602h-647l-58 267h95l-118 550c18 0 36 0 53 0 92 0 183 3 274 10l121-569h2l175 605c174 28 348 69 527 123 1 0 2 1 3 1l208-987h-328z">
            <text:p/>
          </draw:path>
          <draw:path draw:style-name="gr10" draw:text-style-name="P9" draw:layer="layout" svg:width="1.144cm" svg:height="0.942cm" svg:x="0.172cm" svg:y="0.25cm" svg:viewBox="0 0 1145 943" svg:d="M697 0c-360 0-560 88-602 285-10 51-9 115 31 157 99 106 519 148 558 205 7 11 10 25 7 41-15 72-104 91-183 91-49 0-80-13-100-36-19-24-20-60-11-110h-386c-27 156-35 292 357 310 194-47 385-77 576-92 85-49 131-117 148-198 19-87-7-136-36-166-96-108-504-147-550-203-9-10-11-27-7-41 9-46 58-76 138-76 47 0 83 6 105 25 23 19 33 49 25 99h371c34-185-58-291-441-291z">
            <text:p/>
          </draw:path>
          <draw:path draw:style-name="gr3" draw:text-style-name="P2" draw:layer="layout" svg:width="1.726cm" svg:height="0.307cm" svg:x="0.683cm" svg:y="1.442cm" svg:viewBox="0 0 1727 308" svg:d="M1704 271c27-2 39-40-14-61-502-200-1245-252-1652-178-45 12-60 51 11 60 71 8 252 22 511 83 144 34 250 80 340 130 13 6 24 4 35-8 211-214 717-21 769-26z">
            <text:p/>
          </draw:path>
          <draw:path draw:style-name="gr4" draw:text-style-name="P3" draw:layer="layout" svg:width="2.372cm" svg:height="0.393cm" svg:x="0.1cm" svg:y="1.178cm" svg:viewBox="0 0 2373 394" svg:d="M2373 169c-789-240-1545-227-2341 56-41 14-54 73 29 60 123-19 618-86 1059-88 355-2 784 73 1142 191 41 13 62 6 69-17z">
            <text:p/>
          </draw:path>
        </draw:g>
        <draw:polygon draw:style-name="gr2" draw:text-style-name="P1" draw:layer="layout" svg:width="1.701cm" svg:height="1.199cm" svg:x="2.949cm" svg:y="0.4cm" svg:viewBox="0 0 1702 1200" draw:points="0,0 362,0 362,753 366,753 652,0 1074,0 1121,753 1123,753 1362,0 1702,0 1299,1200 822,1200 777,471 774,471 496,1200 19,1200">
          <text:p/>
        </draw:polygon>
      </draw:page>
      <draw:page draw:name="page10" draw:style-name="dp2" draw:master-page-name="Default">
        <draw:g draw:style-name="gr1">
          <draw:path draw:style-name="gr6" draw:text-style-name="P5" draw:layer="layout" svg:width="1.362cm" svg:height="0.986cm" svg:x="1.334cm" svg:y="0.274cm" svg:viewBox="0 0 1363 987" svg:d="M907 602h-4l-175-602h-647l-58 267h95l-118 550c18 0 36 0 53 0 92 0 183 3 274 10l121-569h2l175 605c174 28 348 69 527 123 1 0 2 1 3 1l208-987h-328z">
            <text:p/>
          </draw:path>
          <draw:path draw:style-name="gr10" draw:text-style-name="P9" draw:layer="layout" svg:width="1.144cm" svg:height="0.942cm" svg:x="0.172cm" svg:y="0.25cm" svg:viewBox="0 0 1145 943" svg:d="M697 0c-360 0-560 88-602 285-10 51-9 115 31 157 99 106 519 148 558 205 7 11 10 25 7 41-15 72-104 91-183 91-49 0-80-13-100-36-19-24-20-60-11-110h-386c-27 156-35 292 357 310 194-47 385-77 576-92 85-49 131-117 148-198 19-87-7-136-36-166-96-108-504-147-550-203-9-10-11-27-7-41 9-46 58-76 138-76 47 0 83 6 105 25 23 19 33 49 25 99h371c34-185-58-291-441-291z">
            <text:p/>
          </draw:path>
          <draw:path draw:style-name="gr3" draw:text-style-name="P2" draw:layer="layout" svg:width="1.726cm" svg:height="0.307cm" svg:x="0.683cm" svg:y="1.442cm" svg:viewBox="0 0 1727 308" svg:d="M1704 271c27-2 39-40-14-61-502-200-1245-252-1652-178-45 12-60 51 11 60 71 8 252 22 511 83 144 34 250 80 340 130 13 6 24 4 35-8 211-214 717-21 769-26z">
            <text:p/>
          </draw:path>
          <draw:path draw:style-name="gr4" draw:text-style-name="P3" draw:layer="layout" svg:width="2.372cm" svg:height="0.393cm" svg:x="0.1cm" svg:y="1.178cm" svg:viewBox="0 0 2373 394" svg:d="M2373 169c-789-240-1545-227-2341 56-41 14-54 73 29 60 123-19 618-86 1059-88 355-2 784 73 1142 191 41 13 62 6 69-17z">
            <text:p/>
          </draw:path>
        </draw:g>
        <draw:path draw:style-name="gr2" draw:text-style-name="P1" draw:layer="layout" svg:width="1.401cm" svg:height="1.199cm" svg:x="3.099cm" svg:y="0.4cm" svg:viewBox="0 0 1402 1200" svg:d="M234 0h786c264 0 431 106 369 416-56 292-254 398-488 398h-362l-76 386h-463zM586 560h94c164 0 233-41 254-159 21-98-17-151-149-151h-139z">
          <text:p/>
        </draw:path>
      </draw:page>
      <draw:page draw:name="page11" draw:style-name="dp2" draw:master-page-name="Default">
        <draw:g draw:style-name="gr1">
          <draw:path draw:style-name="gr6" draw:text-style-name="P5" draw:layer="layout" svg:width="1.362cm" svg:height="0.986cm" svg:x="1.334cm" svg:y="0.274cm" svg:viewBox="0 0 1363 987" svg:d="M907 602h-4l-175-602h-647l-58 267h95l-118 550c18 0 36 0 53 0 92 0 183 3 274 10l121-569h2l175 605c174 28 348 69 527 123 1 0 2 1 3 1l208-987h-328z">
            <text:p/>
          </draw:path>
          <draw:path draw:style-name="gr10" draw:text-style-name="P9" draw:layer="layout" svg:width="1.144cm" svg:height="0.942cm" svg:x="0.172cm" svg:y="0.25cm" svg:viewBox="0 0 1145 943" svg:d="M697 0c-360 0-560 88-602 285-10 51-9 115 31 157 99 106 519 148 558 205 7 11 10 25 7 41-15 72-104 91-183 91-49 0-80-13-100-36-19-24-20-60-11-110h-386c-27 156-35 292 357 310 194-47 385-77 576-92 85-49 131-117 148-198 19-87-7-136-36-166-96-108-504-147-550-203-9-10-11-27-7-41 9-46 58-76 138-76 47 0 83 6 105 25 23 19 33 49 25 99h371c34-185-58-291-441-291z">
            <text:p/>
          </draw:path>
          <draw:path draw:style-name="gr3" draw:text-style-name="P2" draw:layer="layout" svg:width="1.726cm" svg:height="0.307cm" svg:x="0.683cm" svg:y="1.442cm" svg:viewBox="0 0 1727 308" svg:d="M1704 271c27-2 39-40-14-61-502-200-1245-252-1652-178-45 12-60 51 11 60 71 8 252 22 511 83 144 34 250 80 340 130 13 6 24 4 35-8 211-214 717-21 769-26z">
            <text:p/>
          </draw:path>
          <draw:path draw:style-name="gr4" draw:text-style-name="P3" draw:layer="layout" svg:width="2.372cm" svg:height="0.393cm" svg:x="0.1cm" svg:y="1.178cm" svg:viewBox="0 0 2373 394" svg:d="M2373 169c-789-240-1545-227-2341 56-41 14-54 73 29 60 123-19 618-86 1059-88 355-2 784 73 1142 191 41 13 62 6 69-17z">
            <text:p/>
          </draw:path>
        </draw:g>
        <draw:path draw:style-name="gr2" draw:text-style-name="P1" draw:layer="layout" svg:width="0.958cm" svg:height="1.199cm" svg:x="3.371cm" svg:y="0.4cm" svg:viewBox="0 0 959 1200" svg:d="M76 194c145-53 275-102 426-194h457l-254 1200h-495l171-812c-157 91-236 125-381 164z">
          <text:p/>
        </draw:path>
      </draw:page>
      <draw:page draw:name="page12" draw:style-name="dp2" draw:master-page-name="Default">
        <draw:g draw:style-name="gr1">
          <draw:path draw:style-name="gr6" draw:text-style-name="P5" draw:layer="layout" svg:width="1.362cm" svg:height="0.986cm" svg:x="1.334cm" svg:y="0.274cm" svg:viewBox="0 0 1363 987" svg:d="M907 602h-4l-175-602h-647l-58 267h95l-118 550c18 0 36 0 53 0 92 0 183 3 274 10l121-569h2l175 605c174 28 348 69 527 123 1 0 2 1 3 1l208-987h-328z">
            <text:p/>
          </draw:path>
          <draw:path draw:style-name="gr10" draw:text-style-name="P9" draw:layer="layout" svg:width="1.144cm" svg:height="0.942cm" svg:x="0.172cm" svg:y="0.25cm" svg:viewBox="0 0 1145 943" svg:d="M697 0c-360 0-560 88-602 285-10 51-9 115 31 157 99 106 519 148 558 205 7 11 10 25 7 41-15 72-104 91-183 91-49 0-80-13-100-36-19-24-20-60-11-110h-386c-27 156-35 292 357 310 194-47 385-77 576-92 85-49 131-117 148-198 19-87-7-136-36-166-96-108-504-147-550-203-9-10-11-27-7-41 9-46 58-76 138-76 47 0 83 6 105 25 23 19 33 49 25 99h371c34-185-58-291-441-291z">
            <text:p/>
          </draw:path>
          <draw:path draw:style-name="gr3" draw:text-style-name="P2" draw:layer="layout" svg:width="1.726cm" svg:height="0.307cm" svg:x="0.683cm" svg:y="1.442cm" svg:viewBox="0 0 1727 308" svg:d="M1704 271c27-2 39-40-14-61-502-200-1245-252-1652-178-45 12-60 51 11 60 71 8 252 22 511 83 144 34 250 80 340 130 13 6 24 4 35-8 211-214 717-21 769-26z">
            <text:p/>
          </draw:path>
          <draw:path draw:style-name="gr4" draw:text-style-name="P3" draw:layer="layout" svg:width="2.372cm" svg:height="0.393cm" svg:x="0.1cm" svg:y="1.178cm" svg:viewBox="0 0 2373 394" svg:d="M2373 169c-789-240-1545-227-2341 56-41 14-54 73 29 60 123-19 618-86 1059-88 355-2 784 73 1142 191 41 13 62 6 69-17z">
            <text:p/>
          </draw:path>
        </draw:g>
        <draw:g draw:style-name="gr1">
          <draw:path draw:style-name="gr2" draw:text-style-name="P1" draw:layer="layout" svg:width="0.789cm" svg:height="0.824cm" svg:x="2.6cm" svg:y="0.588cm" svg:viewBox="0 0 790 825" svg:d="M332 672c-127 0-104-72-104-72l12-48h-206l-34 168c0 0 59 105 314 105 177 0 221-37 221-37 38-49 86-99 143-147l39-182c-40-40-96-53-163-58l1-2c64-7 131-15 182-44l53-252c0 0-53-103-303-103-259 0-335 105-335 105l-30 140h197l6-28c0 0 14-64 117-64 110 0 104 62 104 62 0 0 13 131-167 131h-87l-28 130h110c0 0 128-1 96 112-25 86-138 84-138 84z">
            <text:p/>
          </draw:path>
          <draw:path draw:style-name="gr2" draw:text-style-name="P1" draw:layer="layout" svg:width="0.701cm" svg:height="0.411cm" svg:x="4.097cm" svg:y="0.589cm" svg:viewBox="0 0 702 412" svg:d="M423 379c71 9 138 19 214 33l65-308c0 0-48-104-302-104-253 0-346 105-346 105l-54 255c70-3 140-2 220 2l31-145c0 0 13-65 117-65 103 0 90 65 90 65z">
            <text:p/>
          </draw:path>
          <draw:path draw:style-name="gr2" draw:text-style-name="P1" draw:layer="layout" svg:width="0.681cm" svg:height="0.36cm" svg:x="4.021cm" svg:y="1.052cm" svg:viewBox="0 0 682 361" svg:d="M244 144l28-127c-78-10-148-15-218-17l-54 256c0 0 48 105 302 105s347-105 347-105l33-158c-72-19-144-36-211-49l-20 96c0 0-18 64-116 64-104-1-91-65-91-65z">
            <text:p/>
          </draw:path>
          <draw:path draw:style-name="gr2" draw:text-style-name="P1" draw:layer="layout" svg:width="0.729cm" svg:height="0.582cm" svg:x="3.351cm" svg:y="0.588cm" svg:viewBox="0 0 730 583" svg:d="M730 105c0 0-47-105-283-105-255 0-346 106-346 106l-101 477c118-82 269-151 466-189 68-14 140-23 219-29-18-24-57-57-136-61-154-11-282 58-282 58l31-145c0 0 13-64 117-64 110 0 89 73 89 73h200z">
            <text:p/>
          </draw:path>
          <draw:path draw:style-name="gr2" draw:text-style-name="P1" draw:layer="layout" svg:width="0.702cm" svg:height="0.36cm" svg:x="3.322cm" svg:y="1.051cm" svg:viewBox="0 0 703 361" svg:d="M335 210c-105 0-91-65-91-65l15-67c-96 34-177 78-247 125l-12 55c0 0 49 103 302 103 254 0 347-103 347-103l54-258c-58 0-103 4-155 10-17 2-53 6-70 9l-27 125c0 1-13 66-116 66z">
            <text:p/>
          </draw:path>
        </draw:g>
      </draw:page>
      <draw:page draw:name="page13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5cm" fo:page-height="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16T18:13:55.285000000</dc:date>
    <meta:editing-duration>PT41M1S</meta:editing-duration>
    <meta:editing-cycles>3</meta:editing-cycles>
    <meta:generator>LibreOffice/7.6.2.1$Windows_X86_64 LibreOffice_project/56f7684011345957bbf33a7ee678afaf4d2ba333</meta:generator>
    <meta:document-statistic meta:object-count="109"/>
  </office:meta>
</office:document-meta>
</file>